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0000000355E170549AAD7052E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Hiragino Kaku Gothic Pro W3" svg:font-family="'Hiragino Kaku Gothic Pro W3'" style:font-adornments="Regular" style:font-family-generic="swiss" style:font-pitch="variable"/>
    <style:font-face style:name="Hiragino Kaku Gothic Pro W6" svg:font-family="'Hiragino Kaku Gothic Pro W6'" style:font-adornments="Regular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fo:min-height="6.757cm"/>
      <style:paragraph-properties style:writing-mode="lr-tb"/>
    </style:style>
    <style:style style:name="pr5" style:family="presentation" style:parent-style-name="Default-outline1">
      <style:graphic-properties/>
      <style:paragraph-properties style:writing-mode="lr-tb"/>
    </style:style>
    <style:style style:name="pr6" style:family="presentation" style:parent-style-name="Default-title">
      <style:graphic-properties fo:min-height="4.505cm"/>
      <style:paragraph-properties style:writing-mode="lr-tb"/>
    </style:style>
    <style:style style:name="pr7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loext:graphic-properties draw:fill-color="#ffffff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快適なスライド作り</text:p>
          </draw:text-box>
        </draw:frame>
        <draw:frame presentation:style-name="pr2" draw:text-style-name="P2" draw:layer="layout" svg:width="25.199cm" svg:height="9.134cm" svg:x="1.4cm" svg:y="3.685cm" presentation:class="subtitle" presentation:placeholder="true" presentation:user-transformed="true">
          <draw:text-box/>
        </draw:frame>
        <draw:frame draw:style-name="gr1" draw:text-style-name="P3" draw:layer="layout" svg:width="8.576cm" svg:height="5.715cm" svg:x="9.204cm" svg:y="5.08cm">
          <draw:image xlink:href="Pictures/100000000000050000000355E170549AAD7052E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1" draw:layer="layout" svg:width="25.199cm" svg:height="6.757cm" svg:x="1.27cm" svg:y="4.197cm" presentation:class="title" presentation:user-transformed="true">
          <draw:text-box>
            <text:p text:style-name="P4"><text:span text:style-name="T1">Google Slides</text:span><text:span text:style-name="T1">でスライドを作ってきたが、管理しづらいと思っていた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つらみ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- 誤りがあったときに編集→PDF変換しなおす手間がかかる。(閲覧が便利なのでPDFで保存している)</text:p>
                <text:p>- スライドがあちこちにバラバラにあって、どこかにいってしまう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1" draw:layer="layout" svg:width="25.199cm" svg:height="2.629cm" svg:x="1.27cm" svg:y="5.626cm" presentation:class="title" presentation:user-transformed="true">
          <draw:text-box>
            <text:p text:style-name="P1">これらを解決したい</text:p>
          </draw:text-box>
        </draw:frame>
        <draw:frame presentation:style-name="pr5" draw:text-style-name="P1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6" draw:text-style-name="P1" draw:layer="layout" svg:width="25.199cm" svg:height="4.505cm" svg:x="1.471cm" svg:y="5.323cm" presentation:class="title" presentation:user-transformed="true">
          <draw:text-box>
            <text:p text:style-name="P4">そもそもなぜスライドにするか?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なぜスライド?</text:p>
          </draw:text-box>
        </draw:frame>
        <draw:frame presentation:style-name="pr7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読む側が最小限の時間/労力で把握できる</text:p>
                <text:list>
                  <text:list-item>
                    <text:p>読んでもらうためには数分ですぐ理解できなければならない</text:p>
                  </text:list-item>
                  <text:list-item>
                    <text:p>本を読み通せるのは、作者と出版社の信用と努力があるから</text:p>
                  </text:list-item>
                </text:list>
              </text:list-item>
              <text:list-item>
                <text:p>制約が生み出す表現の洗練</text:p>
                <text:list>
                  <text:list-item>
                    <text:p>文字数の制約がある</text:p>
                  </text:list-item>
                  <text:list-item>
                    <text:p>いかに整理して直感的に伝えるか?を考えるのを強いられる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6" draw:text-style-name="P1" draw:layer="layout" svg:width="25.199cm" svg:height="4.505cm" svg:x="1.471cm" svg:y="5.02cm" presentation:class="title" presentation:user-transformed="true">
          <draw:text-box>
            <text:p>これらを踏まえて、スライドツールには何が必要か?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スライドツールに求めること</text:p>
          </draw:text-box>
        </draw:frame>
        <draw:frame presentation:style-name="pr7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WYSIWYGでできる</text:p>
                <text:list>
                  <text:list-item>
                    <text:p>画像の再配置/縮小拡大をやりたいから</text:p>
                  </text:list-item>
                </text:list>
              </text:list-item>
              <text:list-item>
                <text:p>再編集しやすい</text:p>
              </text:list-item>
              <text:list-item>
                <text:p>コマンドラインでPDFにエクスポートできる</text:p>
                <text:list>
                  <text:list-item>
                    <text:p>スライドを変更するたびに再エクスポートを手動でしたくない</text:p>
                  </text:list-item>
                  <text:list-item>
                    <text:p>PDFは配信に便利である</text:p>
                  </text:list-item>
                </text:list>
              </text:list-item>
              <text:list-item>
                <text:p>元データをローカルに保存できる(Git管理できる)</text:p>
                <text:list>
                  <text:list-item>
                    <text:p>コマンドラインやCIを自由に設定できる</text:p>
                  </text:list-item>
                </text:list>
              </text:list-item>
              <text:list-item>
                <text:p>Linuxから利用しやすい</text:p>
                <text:list>
                  <text:list-item>
                    <text:p>使用マシンがLinuxだから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 text:style-name="P1">これらを満たすアプリケーション:</text:p>
          </draw:text-box>
        </draw:frame>
        <draw:frame presentation:style-name="pr7" draw:text-style-name="P1" draw:layer="layout" svg:width="25.199cm" svg:height="9.134cm" svg:x="1.4cm" svg:y="3.685cm" presentation:class="outline">
          <draw:text-box>
            <text:list text:style-name="L2">
              <text:list-header>
                <text:p/>
              </text:list-header>
              <text:list-item>
                <text:p>LibreOffice Impress</text:p>
                <text:list>
                  <text:list-item>
                    <text:p>オープンソースのスライドツール</text:p>
                  </text:list-item>
                  <text:list-item>
                    <text:p>コマンドラインで変換などが使える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作成から公開の流れ</text:p>
          </draw:text-box>
        </draw:frame>
        <draw:frame presentation:style-name="pr5" draw:text-style-name="P1" draw:layer="layout" svg:width="25.199cm" svg:height="9.134cm" svg:x="1.905cm" svg:y="4.201cm" presentation:class="outline" presentation:user-transformed="true">
          <draw:text-box>
            <text:list text:style-name="L2">
              <text:list-header>
                <text:p>1.スライド作成、保存(ODP)</text:p>
                <text:list>
                  <text:list-header>
                    <text:p>※ LibreOfficeの標準フォーマットはODP</text:p>
                  </text:list-header>
                </text:list>
                <text:p>2. コマンドラインで変換 <text:span text:style-name="T2">$ libreoffice --convert-to pdf *.odp</text:span></text:p>
                <text:p>3. 生成したPDF, 元ファイルODPをコミット</text:p>
                <text:p>4. GitHub Pages でPDFビューワとともに配信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まとめ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スライド作成を快適に行えるようになった。蓄積していきたい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Hiragino Kaku Gothic Pro W3" svg:font-family="'Hiragino Kaku Gothic Pro W3'" style:font-adornments="Regular" style:font-family-generic="swiss" style:font-pitch="variable"/>
    <style:font-face style:name="Hiragino Kaku Gothic Pro W6" svg:font-family="'Hiragino Kaku Gothic Pro W6'" style:font-adornments="Regular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Hiragino Kaku Gothic Pro W3" style:font-family-asian="'Hiragino Kaku Gothic Pro W3'" style:font-style-name-asian="Regular" style:font-family-generic-asian="swiss" style:font-pitch-asian="variable" style:font-size-asian="20pt" style:language-asian="ja" style:country-asian="JP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 fo:min-height="8.884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32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Hiragino Kaku Gothic Pro W3" style:font-family-asian="'Hiragino Kaku Gothic Pro W3'" style:font-style-name-asian="Regular" style:font-family-generic-asian="swiss" style:font-pitch-asian="variable" style:font-size-asian="32pt" style:language-asian="ja" style:country-asian="JP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Hiragino Kaku Gothic Pro W6" style:font-family-asian="'Hiragino Kaku Gothic Pro W6'" style:font-style-name-asian="Regular" style:font-family-generic-asian="swiss" style:font-pitch-asian="variable" style:font-size-asian="44pt" style:language-asian="ja" style:country-asian="JP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2-01T01:16:32.225488145</meta:creation-date>
    <dc:date>2025-02-09T16:06:13.967597466</dc:date>
    <meta:editing-duration>PT2H45M15S</meta:editing-duration>
    <meta:editing-cycles>16</meta:editing-cycles>
    <meta:generator>LibreOffice/7.3.7.2$Linux_X86_64 LibreOffice_project/30$Build-2</meta:generator>
    <meta:document-statistic meta:object-count="63"/>
  </office:meta>
</office:document-meta>
</file>